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Власть, Лидерство и Руководство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22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5780ad3">1. Понятие лидерства</text:a></text:p>
          <text:p text:style-name="Contents_20_1"><text:a xlink:type="simple" xlink:href="#org29a685f">2. Отличия лидера от менеджера</text:a></text:p>
          <text:p text:style-name="Contents_20_1"><text:a xlink:type="simple" xlink:href="#orgce1145a">3. Власть</text:a></text:p>
          <text:p text:style-name="Contents_20_2"><text:a xlink:type="simple" xlink:href="#org72ee5f2">3.1. Виды огранизации власти</text:a></text:p>
          <text:p text:style-name="Contents_20_2"><text:a xlink:type="simple" xlink:href="#orgc954eaf">3.2. Стили руководства</text:a></text:p>
          <text:p text:style-name="Contents_20_1"><text:a xlink:type="simple" xlink:href="#org591645e">4. Задания</text:a></text:p>
          <text:p text:style-name="Contents_20_2"><text:a xlink:type="simple" xlink:href="#org920357b">4.1. Тест "Определение стиля руководства"</text:a></text:p>
          <text:p text:style-name="Contents_20_2"><text:a xlink:type="simple" xlink:href="#org741e07e">4.2. Тест для самоконтроля</text:a></text:p>
        </text:index-body>
      </text:table-of-content>
      <text:h text:style-name="Heading_20_1" text:outline-level="1" text:is-list-header="false">
<text:bookmark-start text:name="OrgXref.org5780ad3"/>
<text:bookmark text:name="org5780ad3"/>Понятие лидерства
<text:bookmark-end text:name="OrgXref.org5780ad3"/></text:h>
      <text:p text:style-name="Text_20_body"><text:span text:style-name="Bold">Лидерство</text:span> - способность человека оказывать влияние на людей направляя их действия на достижение конкретных целей
</text:p>
      <text:p text:style-name="Text_20_body"><text:span text:style-name="Bold">Качества лидера</text:span>
</text:p>
      <text:list text:style-name="OrgBulletedList" text:continue-numbering="false">
        <text:list-item>
          <text:p text:style-name="Text_20_body">Честность
</text:p>
        </text:list-item>
        <text:list-item>
          <text:p text:style-name="Text_20_body">Высокий интеллект
</text:p>
        </text:list-item>
        <text:list-item>
          <text:p text:style-name="Text_20_body">Способность понимать людей
</text:p>
        </text:list-item>
        <text:list-item>
          <text:p text:style-name="Text_20_body">Устойчивость взглядов
</text:p>
        </text:list-item>
        <text:list-item>
          <text:p text:style-name="Text_20_body">Уверенность в себе
</text:p>
        </text:list-item>
        <text:list-item>
          <text:p text:style-name="Text_20_body">Скромность в быту
</text:p>
        </text:list-item>
        <text:list-item>
          <text:p text:style-name="Text_20_body">Эрудированность
</text:p>
        </text:list-item>
      </text:list>
      <text:h text:style-name="Heading_20_1" text:outline-level="1" text:is-list-header="false">
<text:bookmark-start text:name="OrgXref.org29a685f"/>
<text:bookmark text:name="org29a685f"/>Отличия лидера от менеджера
<text:bookmark-end text:name="OrgXref.org29a685f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<text:span text:style-name="Bold">Лидер</text:span></text:p>
              </table:table-cell>
              <table:table-cell table:style-name="OrgTblCellT">
                <text:p text:style-name="OrgTableContentsLeft"><text:span text:style-name="Bold">Менеджер</text:span></text:p>
              </table:table-cell>
            </table:table-row>
            <table:table-row>
              <table:table-cell table:style-name="OrgTblCell">
                <text:p text:style-name="OrgTableContentsLeft">Инноватор</text:p>
              </table:table-cell>
              <table:table-cell table:style-name="OrgTblCell">
                <text:p text:style-name="OrgTableContentsLeft">Администратор</text:p>
              </table:table-cell>
            </table:table-row>
            <table:table-row>
              <table:table-cell table:style-name="OrgTblCell">
                <text:p text:style-name="OrgTableContentsLeft">Работает по своим целям</text:p>
              </table:table-cell>
              <table:table-cell table:style-name="OrgTblCell">
                <text:p text:style-name="OrgTableContentsLeft">Работает по целям других</text:p>
              </table:table-cell>
            </table:table-row>
            <table:table-row>
              <table:table-cell table:style-name="OrgTblCellB">
                <text:p text:style-name="OrgTableContentsLeft">Доверяет</text:p>
              </table:table-cell>
              <table:table-cell table:style-name="OrgTblCellB">
                <text:p text:style-name="OrgTableContentsLeft">Контролирует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ce1145a"/>
<text:bookmark text:name="orgce1145a"/>Власть
<text:bookmark-end text:name="OrgXref.orgce1145a"/></text:h>
      <text:p text:style-name="Text_20_body"><text:span text:style-name="Bold">Власть</text:span> - потенциальная или реальная возможность влияния на других людей
</text:p>
      <text:p text:style-name="Text_20_body"><text:span text:style-name="Bold">Влияние</text:span> - результат изменение менеджером поведения работника в ходе взаимодействия с ним
</text:p>
      <text:h text:style-name="Heading_20_2" text:outline-level="2" text:is-list-header="false">
<text:bookmark-start text:name="OrgXref.org72ee5f2"/>
<text:bookmark text:name="org72ee5f2"/>Виды огранизации власти
<text:bookmark-end text:name="OrgXref.org72ee5f2"/></text:h>
      <text:list text:style-name="OrgBulletedList" text:continue-numbering="false">
        <text:list-item>
          <text:p text:style-name="Text_20_body">Единоличная (1 лицо)
</text:p>
        </text:list-item>
        <text:list-item>
          <text:p text:style-name="Text_20_body">Коллективная (группа)
</text:p>
        </text:list-item>
        <text:list-item>
          <text:p text:style-name="Text_20_body">Коллегиальная
</text:p>
        </text:list-item>
        <text:list-item>
          <text:p text:style-name="Text_20_body">Административная
</text:p>
        </text:list-item>
        <text:list-item>
          <text:p text:style-name="Text_20_body">Экспертная
</text:p>
        </text:list-item>
        <text:list-item>
          <text:p text:style-name="Text_20_body">Законная
</text:p>
        </text:list-item>
      </text:list>
      <text:h text:style-name="Heading_20_2" text:outline-level="2" text:is-list-header="false">
<text:bookmark-start text:name="OrgXref.orgc954eaf"/>
<text:bookmark text:name="orgc954eaf"/>Стили руководства
<text:bookmark-end text:name="OrgXref.orgc954eaf"/></text:h>
      <text:list text:style-name="OrgBulletedList" text:continue-numbering="false">
        <text:list-item>
          <text:p text:style-name="Text_20_body">Авторитарный
</text:p>
        </text:list-item>
        <text:list-item>
          <text:p text:style-name="Text_20_body">Либеральный
</text:p>
        </text:list-item>
      </text:list>
      <text:h text:style-name="Heading_20_1" text:outline-level="1" text:is-list-header="false">
<text:bookmark-start text:name="OrgXref.org591645e"/>
<text:bookmark text:name="org591645e"/>Задания
<text:bookmark-end text:name="OrgXref.org591645e"/></text:h>
      <text:h text:style-name="Heading_20_2" text:outline-level="2" text:is-list-header="false">
<text:bookmark-start text:name="OrgXref.org920357b"/>
<text:bookmark text:name="org920357b"/>Тест "Определение стиля руководства"
<text:bookmark-end text:name="OrgXref.org920357b"/></text:h>
      <text:list text:style-name="OrgNumberedList" text:continue-numbering="false">
        <text:list-item>
          <text:p text:style-name="Text_20_body">а - авторитарный б - либеральный, в - демократический
</text:p>
        </text:list-item>
        <text:list-item>
          <text:p text:style-name="Text_20_body">а - авторитарный б - либеральный, в - демократический
</text:p>
        </text:list-item>
        <text:list-item>
          <text:p text:style-name="Text_20_body">а - демократический б - либеральный в - авторитарный
</text:p>
        </text:list-item>
        <text:list-item>
          <text:p text:style-name="Text_20_body">а - демократический б - авторитарный в - либеральный
</text:p>
        </text:list-item>
        <text:list-item>
          <text:p text:style-name="Text_20_body">а - демократический б - авторитарный в - либеральный
</text:p>
        </text:list-item>
        <text:list-item>
          <text:p text:style-name="Text_20_body">а - либеральный б - авторитарный в - демократический
</text:p>
        </text:list-item>
        <text:list-item>
          <text:p text:style-name="Text_20_body">а - демократический б - либеральный в - авторитарный
</text:p>
        </text:list-item>
        <text:list-item>
          <text:p text:style-name="Text_20_body">а - демократический б - либеральный в - авторитарный
</text:p>
        </text:list-item>
        <text:list-item>
          <text:p text:style-name="Text_20_body">а - либеральный б - демократический в - авторитарный
</text:p>
        </text:list-item>
        <text:list-item>
          <text:p text:style-name="Text_20_body">а - либеральный б - демократический в - авторитарный
</text:p>
        </text:list-item>
        <text:list-item>
          <text:p text:style-name="Text_20_body">а - либеральный б - авторитарный в - демократический
</text:p>
        </text:list-item>
        <text:list-item>
          <text:p text:style-name="Text_20_body">а - авторитарный б - либеральный в - демокративный
</text:p>
        </text:list-item>
        <text:list-item>
          <text:p text:style-name="Text_20_body">а - либеральный б - демократический в - авторитарный
</text:p>
        </text:list-item>
        <text:list-item>
          <text:p text:style-name="Text_20_body">а - либеральный б - авторитарный в - демократический
</text:p>
        </text:list-item>
        <text:list-item>
          <text:p text:style-name="Text_20_body">а - демократический б - авторитарный в - либеральный
</text:p>
        </text:list-item>
        <text:list-item>
          <text:p text:style-name="Text_20_body">а - авторитарный б - либеральный в - демократческий
</text:p>
        </text:list-item>
      </text:list>
      <text:h text:style-name="Heading_20_2" text:outline-level="2" text:is-list-header="false">
<text:bookmark-start text:name="OrgXref.org741e07e"/>
<text:bookmark text:name="org741e07e"/>Тест для самоконтроля
<text:bookmark-end text:name="OrgXref.org741e07e"/></text:h>
      <text:list text:style-name="OrgNumberedList" text:continue-numbering="false">
        <text:list-item>
          <text:p text:style-name="Text_20_body">а
</text:p>
        </text:list-item>
        <text:list-item>
          <text:p text:style-name="Text_20_body">1 - 2 2 - 1 3 - 3
</text:p>
        </text:list-item>
        <text:list-item>
          <text:p text:style-name="Text_20_body">б
</text:p>
        </text:list-item>
        <text:list-item>
nil
</text:list-item>
        <text:list-item>
          <text:p text:style-name="Text_20_body">а - 1
</text:p>
        </text:list-item>
        <text:list-item>
          <text:p text:style-name="Text_20_body">б
</text:p>
        </text:list-item>
        <text:list-item>
          <text:p text:style-name="Text_20_body">а - 2 б - 3 в - 1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22T11:31:28</dc:date>
    <meta:creation-date>2024-10-22T11:31:28</meta:creation-date>
    <meta:generator>Emacs 29.4 (Org mode 9.8-pre)</meta:generator>
    <meta:keyword/>
    <dc:subject/>
    <dc:title>Власть, Лидерство и Руководство</dc:title>
  </office:meta>
</office:document-meta>
</file>